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54faa" officeooo:paragraph-rsid="00054faa"/>
    </style:style>
    <style:style style:name="P2" style:family="paragraph" style:parent-style-name="Text_20_body">
      <style:paragraph-properties fo:text-align="center" style:justify-single-word="false"/>
      <style:text-properties officeooo:rsid="00054faa" officeooo:paragraph-rsid="00054faa"/>
    </style:style>
    <style:style style:name="P3" style:family="paragraph" style:parent-style-name="Text_20_body">
      <style:paragraph-properties fo:text-align="start" style:justify-single-word="false"/>
      <style:text-properties officeooo:rsid="0006dff5" officeooo:paragraph-rsid="0006dff5"/>
    </style:style>
    <style:style style:name="P4" style:family="paragraph" style:parent-style-name="Text_20_body">
      <style:paragraph-properties fo:text-align="start" style:justify-single-word="false"/>
      <style:text-properties officeooo:rsid="00097e78" officeooo:paragraph-rsid="00097e78"/>
    </style:style>
    <style:style style:name="P5" style:family="paragraph" style:parent-style-name="Text_20_body">
      <style:paragraph-properties fo:text-align="start" style:justify-single-word="false"/>
      <style:text-properties officeooo:rsid="0009abe1" officeooo:paragraph-rsid="0009abe1"/>
    </style:style>
    <style:style style:name="P6" style:family="paragraph" style:parent-style-name="Text_20_body">
      <style:paragraph-properties fo:text-align="start" style:justify-single-word="false"/>
      <style:text-properties officeooo:rsid="000a6d2b" officeooo:paragraph-rsid="000a6d2b"/>
    </style:style>
    <style:style style:name="P7" style:family="paragraph" style:parent-style-name="Text_20_body">
      <style:paragraph-properties fo:text-align="start" style:justify-single-word="false"/>
      <style:text-properties officeooo:rsid="000abbfb" officeooo:paragraph-rsid="000abbfb"/>
    </style:style>
    <style:style style:name="P8" style:family="paragraph" style:parent-style-name="Subtitle">
      <style:paragraph-properties fo:text-align="center" style:justify-single-word="false"/>
      <style:text-properties officeooo:rsid="00054faa" officeooo:paragraph-rsid="00054faa"/>
    </style:style>
    <style:style style:name="P9" style:family="paragraph" style:parent-style-name="Heading_20_1">
      <style:paragraph-properties fo:text-align="center" style:justify-single-word="false"/>
      <style:text-properties fo:font-size="20pt" officeooo:rsid="00054faa" officeooo:paragraph-rsid="00054faa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986b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01c0"/>
    </style:style>
    <style:style style:name="T5" style:family="text">
      <style:text-properties style:text-underline-style="none" officeooo:rsid="000abbfb"/>
    </style:style>
    <style:style style:name="T6" style:family="text">
      <style:text-properties style:text-underline-style="none" officeooo:rsid="000b0fd0"/>
    </style:style>
    <style:style style:name="T7" style:family="text">
      <style:text-properties style:text-underline-style="none" officeooo:rsid="000c8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 pour le système</text:p>
      <text:h text:style-name="P9" text:outline-level="1">PixmapConvertor</text:h>
      <text:p text:style-name="P8">Réalisé par Damien Wykland et Ancelin Serre</text:p>
      <text:p text:style-name="P3"/>
      <text:p text:style-name="P3">Makefile :</text:p>
      <text:p text:style-name="P3"><text:span text:style-name="T1">all :</text:span> compile le fichier main (rename?) et les librairies en statique et dynamique. Efface tous les fichiers secondaires inutiles (.o et .gch)</text:p>
      <text:p text:style-name="P3"><text:span text:style-name="T1">Clean_obj :</text:span> efface tous les fichiers secondaires inutiles (.o <text:span text:style-name="T2">et .gch)</text:span></text:p>
      <text:p text:style-name="P4"><text:span text:style-name="T1">clean </text:span>:<text:span text:style-name="T3"> efface tous les fichiers non sources (executables, librairies, etc).</text:span></text:p>
      <text:p text:style-name="P5"><text:span text:style-name="T3">(Je peux en dire + si besoin, le makefile est très bi</text:span><text:span text:style-name="T4">en</text:span><text:span text:style-name="T3"> foutu)</text:span></text:p>
      <text:p text:style-name="P5"><text:span text:style-name="T3"/></text:p>
      <text:p text:style-name="P5"><text:span text:style-name="T3"/></text:p>
      <text:p text:style-name="P6"><text:span text:style-name="T3">Fonctions auxiliaires : puissance(int, int), fillpixel(red, green, blue), get red() get blue() get green() (ptet d’autres </text:span><text:span text:style-name="T5">jsplu)</text:span></text:p>
      <text:p text:style-name="P6"><text:span text:style-name="T5"/></text:p>
      <text:p text:style-name="P7"><text:span text:style-name="T5">f</text:span><text:span text:style-name="T3">ichier de test ? </text:span><text:span text:style-name="T6">Diffic</text:span><text:span text:style-name="T7">il</text:span><text:span text:style-name="T6">e de faire plus con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18:54.450703267</meta:creation-date>
    <dc:date>2018-04-04T12:48:06.990817363</dc:date>
    <meta:editing-duration>PT6M5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99" meta:character-count="615" meta:non-whitespace-character-count="526"/>
  </office:meta>
</office:document-meta>
</file>